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style style:name="P2" style:family="paragraph" style:parent-style-name="Titre_20_Chapitre">
      <style:text-properties fo:font-size="18pt" style:font-size-asian="18pt" style:font-size-complex="18pt"/>
    </style:style>
    <style:style style:name="P3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font-size="10pt" fo:letter-spacing="-0.004cm" style:font-size-asian="10pt" style:font-size-complex="10pt"/>
    </style:style>
    <style:style style:name="P5" style:family="paragraph" style:parent-style-name="Standard">
      <style:paragraph-properties fo:margin-left="0.499cm" fo:margin-right="0cm" fo:text-indent="-0.499cm" style:auto-text-indent="false">
        <style:tab-stops/>
      </style:paragraph-properties>
      <style:text-properties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text-position="super 58%"/>
    </style:style>
    <style:style style:name="T4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PRI<text:span text:style-name="T2">É</text:span>T<text:span text:style-name="T2">É</text:span>S Pour LES D<text:span text:style-name="T1">É</text:span>MONSTRATIONS DE G<text:span text:style-name="T1">É</text:span>OM<text:span text:style-name="T1">É</text:span>TRIE</text:p>
      <text:p text:style-name="P3"/>
      <text:p text:style-name="P3">Si deux droites sont parallèles, toute parallèle à l’une est parallèle à l'autre.</text:p>
      <text:p text:style-name="P3">Si deux droites sont parallèles, toute perpendiculaire à l’une est perpendiculaire à l'autre.</text:p>
      <text:p text:style-name="P3">Si deux droites sont perpendiculaires à une même droite, elles sont parallèles entre elles.</text:p>
      <text:p text:style-name="P3"/>
      <text:p text:style-name="P3">La médiatrice d'un segment coupe ce segment perpendiculairement et en son milieu.</text:p>
      <text:p text:style-name="P3">Tout point appartenant à la médiatrice d'un segment, est équidistant des extrémités de ce segment.</text:p>
      <text:p text:style-name="P3">Tout point équidistant des extrémités d'un segment, appartient à la médiatrice de ce segment.</text:p>
      <text:p text:style-name="P3"/>
      <text:p text:style-name="P3">Si des points sont alignés alors leurs symétriques sont alignés.</text:p>
      <text:p text:style-name="P3">Le symétrique d'un segment est un segment de même longueur.</text:p>
      <text:p text:style-name="P3">Le symétrique d'un angle est un angle de même mesure.</text:p>
      <text:p text:style-name="P3">Le symétrique d’une figure est une figure de même aire.</text:p>
      <text:p text:style-name="P3">L’image d’une droite par une symétrie centrale est une droite qui lui est parallèle.</text:p>
      <text:p text:style-name="P3">Le symétrique d'un cercle est le cercle de même rayon dont le centre est le symétrique du centre du 1<text:span text:style-name="T3">er</text:span> cercle.</text:p>
      <text:p text:style-name="P3"/>
      <text:p text:style-name="P3">Dans un triangle, la somme des mesures des angles est égale à 180°.</text:p>
      <text:p text:style-name="P3">Dans un triangle rectangle, les angles aigus sont complémentaires.</text:p>
      <text:p text:style-name="P3">Si un triangle a deux angles complémentaires alors il est rectangle.</text:p>
      <text:p text:style-name="P3">Dans un triangle isocèle, les deux angles à la base sont de même mesure.</text:p>
      <text:p text:style-name="P3">Si un triangle a deux angles de même mesure, alors il est isocèle.</text:p>
      <text:p text:style-name="P3">Si un triangle isocèle a un angle de 60°, alors il est équilatéral.</text:p>
      <text:p text:style-name="P3">Dans un triangle isocèle, la hauteur, la médiane et la médiatrice passant par le sommet principal sont <text:span text:style-name="T4">confondues.</text:span></text:p>
      <text:p text:style-name="P3"/>
      <text:p text:style-name="P3">Deux angles opposés par le sommet sont de même mesure.</text:p>
      <text:p text:style-name="P3">Deux droites parallèles forment avec une sécante des angles alternes-internes/alternes-externes/correspondants de même mesure.</text:p>
      <text:p text:style-name="P4">Deux droites formant avec une sécante des angles alternes-internes/alternes-externes/correspondants de même mesure sont parallèles.</text:p>
      <text:p text:style-name="P4"/>
      <text:p text:style-name="P3">Dans un parallélogramme, les côtés opposés sont parallèles.</text:p>
      <text:p text:style-name="P3">Un quadrilatère dont les côtés opposés sont parallèles est un parallélogramme.</text:p>
      <text:p text:style-name="P3">Dans un parallélogramme, les côtés opposés sont de même longueur.</text:p>
      <text:p text:style-name="P3">Un quadrilatère dont les côtés opposés sont de même longueur est un parallélogramme.</text:p>
      <text:p text:style-name="P3">Un quadrilatère dont deux côtés opposés sont parallèles et de même longueur est un parallélogramme.</text:p>
      <text:p text:style-name="P3">Dans un parallélogramme, les angles opposés sont de même mesure.</text:p>
      <text:p text:style-name="P3">Un quadrilatère dont les angles opposés sont de même mesure est un parallélogramme.</text:p>
      <text:p text:style-name="P3">Dans un parallélogramme, deux angles consécutifs sont supplémentaires.</text:p>
      <text:p text:style-name="P3">Dans un parallélogramme, les diagonales se coupent en leur milieu.</text:p>
      <text:p text:style-name="P3">Un quadrilatère dont les diagonales se coupent en leur milieu est un parallélogramme.</text:p>
      <text:p text:style-name="P3">Dans un parallélogramme, le point d'intersection des diagonales est le centre de symétrie.</text:p>
      <text:p text:style-name="P3">Un quadrilatère qui a un centre de symétrie est un parallélogramme.</text:p>
      <text:p text:style-name="P3"/>
      <text:p text:style-name="P3">Dans un rectangle, les diagonales sont de même longueur.</text:p>
      <text:p text:style-name="P3">Un quadrilatère qui a trois angles droits est un rectangle.</text:p>
      <text:p text:style-name="P3">Un parallélogramme qui a un angle droit est un rectangle.</text:p>
      <text:p text:style-name="P3">Un parallélogramme dont les diagonales sont de même longueur est un rectangle.</text:p>
      <text:p text:style-name="P3">Dans un losange, les diagonales sont perpendiculaires.</text:p>
      <text:p text:style-name="P3">Dans un losange, les diagonales sont les bissectrices des angles.</text:p>
      <text:p text:style-name="P3">Un quadrilatère qui a ses quatre côtés de même longueur est un losange.</text:p>
      <text:p text:style-name="P3">Un parallélogramme qui a deux côtés consécutifs de même longueur est un losange.</text:p>
      <text:p text:style-name="P3">Un parallélogramme dont les diagonales sont perpendiculaires est un losange.</text:p>
      <text:p text:style-name="P3">Un rectangle dont les diagonales sont perpendiculaires est un carré.</text:p>
      <text:p text:style-name="P3">Un rectangle qui a deux côtés consécutifs de même longueur est un carré.</text:p>
      <text:p text:style-name="P3">Un losange dont les diagonales sont de même longueur est un carré.</text:p>
      <text:p text:style-name="P3">Un losange qui a un angle droit est un carré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16cm" draw:dots2="1" draw:dots2-length="0.016cm" draw:distance="0.016cm"/>
    <draw:stroke-dash draw:name="Dash_20_2" draw:display-name="Dash 2" draw:style="rect" draw:dots1="1" draw:dots1-length="0.016cm" draw:dots2="1" draw:dots2-length="0.016cm" draw:distance="0.016cm"/>
    <draw:stroke-dash draw:name="Dash_20_3" draw:display-name="Dash 3" draw:style="rect" draw:dots1="1" draw:dots1-length="0.016cm" draw:dots2="1" draw:dots2-length="0.016cm" draw:distance="0.016cm"/>
    <draw:stroke-dash draw:name="Dash_20_4" draw:display-name="Dash 4" draw:style="rect" draw:dots1="1" draw:dots1-length="0.016cm" draw:dots2="1" draw:dots2-length="0.016cm" draw:distance="0.016cm"/>
    <draw:stroke-dash draw:name="Dash_20_5" draw:display-name="Dash 5" draw:style="rect" draw:dots1="1" draw:dots1-length="0.016cm" draw:dots2="1" draw:dots2-length="0.016cm" draw:distance="0.016cm"/>
    <draw:stroke-dash draw:name="Dash_20_8" draw:display-name="Dash 8" draw:style="rect" draw:dots1="1" draw:dots1-length="0.009cm" draw:dots2="1" draw:dots2-length="0.009cm" draw:distance="0.009cm"/>
    <draw:stroke-dash draw:name="Dash_20_9" draw:display-name="Dash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top="0cm" fo:margin-bottom="0.199cm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  <style:background-image/>
      </style:paragraph-properties>
      <style:text-properties fo:text-transform="uppercase" style:font-name="Arial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199cm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fo:background-color="transparent" style:shadow="none">
        <style:tab-stops/>
        <style:background-image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/>
      <style:text-properties fo:text-transform="uppercase" style:font-name="Arial1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style:page-number="auto"/>
      <style:text-properties style:font-name="Arial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/>
      <style:text-properties style:font-name="Arial" fo:font-size="11pt" fo:font-style="italic" style:font-size-asian="11pt" style:font-style-asian="italic" style:font-size-complex="11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file-name text:display="name-and-extension">5-proprietes-geometrie.odt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402</meta:generator>
    <meta:initial-creator>Thibaud FONTANET</meta:initial-creator>
    <meta:creation-date>2006-09-10T11:53:40</meta:creation-date>
    <dc:date>2012-04-29T00:31:15.02</dc:date>
    <meta:print-date>2008-08-26T22:39:15</meta:print-date>
    <dc:language>fr-FR</dc:language>
    <meta:editing-cycles>98</meta:editing-cycles>
    <meta:editing-duration>P1DT7H11M53S</meta:editing-duration>
    <meta:document-statistic meta:table-count="0" meta:image-count="0" meta:object-count="0" meta:page-count="1" meta:paragraph-count="49" meta:word-count="565" meta:character-count="3624" meta:non-whitespace-character-count="3108"/>
    <meta:user-defined meta:name="Info 1"/>
    <meta:user-defined meta:name="Info 2"/>
    <meta:user-defined meta:name="Info 3"/>
    <meta:user-defined meta:name="Info 4"/>
  </office:meta>
</office:document-meta>
</file>